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28])" office:value-type="float" office:value="528.69" calcext:value-type="float">
            <text:p>528.69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1:.B31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3:.B38])" office:value-type="float" office:value="75.14" calcext:value-type="float">
            <text:p>75.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40])" office:value-type="float" office:value="903.83" calcext:value-type="float">
            <text:p>903.83</text:p>
          </table:table-cell>
          <table:table-cell table:formula="of:=SUM([.C1:.C40])" office:value-type="float" office:value="903.83" calcext:value-type="float">
            <text:p>903.8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45:.B5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41];[.B52])" office:value-type="float" office:value="-6402.81" calcext:value-type="float">
            <text:p>-6402.81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54];[.B58];[.B62])" office:value-type="float" office:value="-5627.81" calcext:value-type="float">
            <text:p>-5627.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00-00-00</text:date>, <text:time style:data-style-name="N2" text:time-value="20:40:22.986404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20:49:10.784370221</dc:date>
    <meta:editing-duration>PT18H11M22S</meta:editing-duration>
    <meta:editing-cycles>95</meta:editing-cycles>
    <meta:generator>LibreOffice/5.1.6.2$Linux_X86_64 LibreOffice_project/10m0$Build-2</meta:generator>
    <meta:document-statistic meta:table-count="2" meta:cell-count="324" meta:object-count="0"/>
  </office:meta>
</office:document-meta>
</file>